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107AE5F9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strategy-title">
      <style:graphic-properties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19.082cm"/>
    </style:style>
    <style:style style:name="pr3" style:family="presentation" style:parent-style-name="prs-strategy-notes">
      <style:graphic-properties draw:fill-color="#ffffff" draw:auto-grow-height="true" fo:min-height="10.733cm"/>
    </style:style>
    <style:style style:name="pr4" style:family="presentation" style:parent-style-name="prs-strategy-title">
      <style:graphic-properties fo:min-height="3.506cm"/>
    </style:style>
    <style:style style:name="pr5" style:family="presentation" style:parent-style-name="prs-strategy-outline1">
      <style:graphic-properties fo:min-height="13.23cm"/>
    </style:style>
    <style:style style:name="pr6" style:family="presentation" style:parent-style-name="prs-strategy-notes">
      <style:graphic-properties draw:fill-color="#ffffff" fo:min-height="10.733cm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32">
        <draw:frame presentation:style-name="pr1" draw:layer="layout" svg:width="25.199cm" svg:height="3.506cm" svg:x="1.4cm" svg:y="0.837cm" presentation:class="title">
          <draw:text-box>
            <text:p>Play Test Plan</text:p>
          </draw:text-box>
        </draw:frame>
        <draw:frame presentation:style-name="pr2" draw:layer="layout" svg:width="23.911cm" svg:height="19.082cm" svg:x="2.058cm" svg:y="0.325cm" presentation:class="subtitle">
          <draw:text-box>
            <text:p>Janssen Go</text:p>
            <text:p>Rahul Thakur</text:p>
          </draw:text-box>
        </draw:frame>
        <presentation:notes draw:style-name="dp2">
          <draw:page-thumbnail draw:style-name="gr1" draw:layer="layout" svg:width="14.09cm" svg:height="9.67cm" svg:x="3.749cm" svg:y="2.683cm" draw:page-number="1" presentation:class="page"/>
          <draw:frame presentation:style-name="pr3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Observation</text:p>
          </draw:text-box>
        </draw:frame>
        <draw:frame presentation:style-name="pr5" draw:layer="layout" svg:width="23.548cm" svg:height="13.23cm" svg:x="2.6cm" svg:y="3.831cm" presentation:class="outline" presentation:user-transformed="true">
          <draw:text-box>
            <text:list text:style-name="L3">
              <text:list-item>
                <text:p>Did the player have difficulty navigating through the game?</text:p>
                <text:p/>
              </text:list-item>
              <text:list-item>
                <text:p>Is the provided time limit for the time limit mode sufficient?</text:p>
                <text:p/>
              </text:list-item>
              <text:list-item>
                <text:p>Did the players enjoy the different card designs?</text:p>
                <text:p/>
              </text:list-item>
              <text:list-item>
                <text:p>Did the players enjoy the game?</text:p>
                <text:p/>
              </text:list-item>
              <text:list-item>
                <text:p>Were the achievements challenging enough?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2" presentation:class="page"/>
          <draw:frame presentation:style-name="pr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Questions To Ask</text:p>
          </draw:text-box>
        </draw:frame>
        <draw:frame presentation:style-name="pr5" draw:layer="layout" svg:width="23.548cm" svg:height="13.23cm" svg:x="2.6cm" svg:y="3.831cm" presentation:class="outline" presentation:user-transformed="true">
          <draw:text-box>
            <text:list text:style-name="L3">
              <text:list-item>
                <text:p>Was it easy to navigate through the game?</text:p>
              </text:list-item>
              <text:list-item>
                <text:p>Do you think we need to add a game tutorial page or is it intuitive enough?</text:p>
              </text:list-item>
              <text:list-item>
                <text:p>Is the time limit for the time trial mode sufficient?</text:p>
              </text:list-item>
              <text:list-item>
                <text:p>What did you think about the game difficulty?</text:p>
              </text:list-item>
              <text:list-item>
                <text:p>Did you like the card designs and were you excited to unlock new card designs?</text:p>
              </text:list-item>
              <text:list-item>
                <text:p>Is the game enjoyable?</text:p>
              </text:list-item>
              <text:list-item>
                <text:p>Are the achievements challenging or are the too easy?</text:p>
              </text:list-item>
              <text:list-item>
                <text:p>What did you like best about the game?</text:p>
              </text:list-item>
              <text:list-item>
                <text:p>How can we further improve the game?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3" presentation:class="page"/>
          <draw:frame presentation:style-name="pr6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language="en" fo:country="GB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language="en" fo:country="GB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5T17:25:38.09</meta:creation-date>
    <meta:editing-duration>PT8M1S</meta:editing-duration>
    <meta:editing-cycles>3</meta:editing-cycles>
    <dc:date>2015-07-25T17:33:32.16</dc:date>
    <meta:generator>OpenOffice/4.1.1$Win32 OpenOffice.org_project/411m6$Build-9775</meta:generator>
    <meta:document-statistic meta:object-count="38"/>
  </office:meta>
</office:document-meta>
</file>